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=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_cheat</text:p>
          </table:table-cell>
          <table:table-cell office:value-type="string" calcext:value-type="string">
            <text:p>t (sample 300)</text:p>
          </table:table-cell>
          <table:table-cell office:value-type="string" calcext:value-type="string">
            <text:p>moves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62746" calcext:value-type="float">
            <text:p>56274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47026" calcext:value-type="float">
            <text:p>1470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20133" calcext:value-type="float">
            <text:p>12013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05230" calcext:value-type="float">
            <text:p>1052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9540" calcext:value-type="float">
            <text:p>995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08840" calcext:value-type="float">
            <text:p>10884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11673" calcext:value-type="float">
            <text:p>11167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99153" calcext:value-type="float">
            <text:p>9915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07310" calcext:value-type="float">
            <text:p>10731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3866" calcext:value-type="float">
            <text:p>11386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1310" calcext:value-type="float">
            <text:p>14131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79786" calcext:value-type="float">
            <text:p>17978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/>
        </table:table-row>
      </table:table>
      <table:table table:name="n=7" table:style-name="ta1">
        <table:table-column table:style-name="co1" table:default-cell-style-name="Default"/>
        <table:table-row table:style-name="ro2">
          <table:table-cell/>
        </table:table-row>
      </table:table>
      <table:table table:name="n=8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3:32:43.386866926</meta:creation-date>
    <meta:generator>LibreOffice/4.1.3.2$Linux_X86_64 LibreOffice_project/410m0$Build-2</meta:generator>
    <dc:date>2014-06-25T13:57:52.086910144</dc:date>
    <dc:creator>Raphaël Rieu-Helft</dc:creator>
    <meta:editing-duration>P0D</meta:editing-duration>
    <meta:editing-cycles>1</meta:editing-cycles>
    <meta:document-statistic meta:table-count="3" meta:cell-count="40" meta:object-count="0"/>
  </office:meta>
</office:document-meta>
</file>